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paragraph-properties>
        <style:tab-stops>
          <style:tab-stop style:position="0.556cm"/>
        </style:tab-stops>
      </style:paragraph-properties>
    </style:style>
    <style:style style:name="P3" style:family="paragraph" style:parent-style-name="Standard">
      <style:paragraph-properties>
        <style:tab-stops>
          <style:tab-stop style:position="0.556cm"/>
        </style:tab-stops>
      </style:paragraph-properties>
      <style:text-properties officeooo:paragraph-rsid="0010ab13"/>
    </style:style>
    <style:style style:name="P4" style:family="paragraph" style:parent-style-name="Standard">
      <style:paragraph-properties>
        <style:tab-stops>
          <style:tab-stop style:position="0.556cm"/>
        </style:tab-stops>
      </style:paragraph-properties>
      <style:text-properties fo:font-weight="bold" style:font-weight-asian="bold" style:font-weight-complex="bold"/>
    </style:style>
    <style:style style:name="P5" style:family="paragraph" style:parent-style-name="Standard">
      <style:paragraph-properties>
        <style:tab-stops>
          <style:tab-stop style:position="0.556cm"/>
        </style:tab-stops>
      </style:paragraph-properties>
      <style:text-properties fo:font-weight="bold" officeooo:paragraph-rsid="0010ab13" style:font-weight-asian="bold" style:font-weight-complex="bold"/>
    </style:style>
    <style:style style:name="P6" style:family="paragraph" style:parent-style-name="Standard">
      <style:paragraph-properties>
        <style:tab-stops>
          <style:tab-stop style:position="0.582cm"/>
          <style:tab-stop style:position="2.355cm"/>
        </style:tab-stops>
      </style:paragraph-properties>
      <style:text-properties fo:font-weight="bold" style:font-weight-asian="bold" style:font-weight-complex="bold"/>
    </style:style>
    <style:style style:name="P7" style:family="paragraph" style:parent-style-name="Standard">
      <style:paragraph-properties>
        <style:tab-stops>
          <style:tab-stop style:position="0.582cm"/>
          <style:tab-stop style:position="2.355cm"/>
        </style:tab-stops>
      </style:paragraph-properties>
      <style:text-properties fo:font-weight="bold" officeooo:paragraph-rsid="0010ab13" style:font-weight-asian="bold" style:font-weight-complex="bold"/>
    </style:style>
    <style:style style:name="P8" style:family="paragraph" style:parent-style-name="Standard">
      <style:paragraph-properties>
        <style:tab-stops>
          <style:tab-stop style:position="0.582cm"/>
          <style:tab-stop style:position="2.355cm"/>
        </style:tab-stops>
      </style:paragraph-properties>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style:tab-stops>
          <style:tab-stop style:position="0.582cm"/>
          <style:tab-stop style:position="2.355cm"/>
        </style:tab-stops>
      </style:paragraph-properties>
      <style:text-properties fo:font-style="italic" style:text-underline-style="none" fo:font-weight="normal" officeooo:paragraph-rsid="0010ab13" style:font-style-asian="italic" style:font-weight-asian="normal" style:font-style-complex="italic" style:font-weight-complex="normal"/>
    </style:style>
    <style:style style:name="P10" style:family="paragraph" style:parent-style-name="Standard">
      <style:paragraph-properties>
        <style:tab-stops>
          <style:tab-stop style:position="0.582cm"/>
          <style:tab-stop style:position="2.355cm"/>
        </style:tab-stops>
      </style:paragraph-properties>
      <style:text-properties fo:font-style="italic" style:font-style-asian="italic" style:font-style-complex="italic"/>
    </style:style>
    <style:style style:name="P11" style:family="paragraph" style:parent-style-name="Standard">
      <style:paragraph-properties>
        <style:tab-stops>
          <style:tab-stop style:position="0.582cm"/>
          <style:tab-stop style:position="2.355cm"/>
        </style:tab-stops>
      </style:paragraph-properties>
      <style:text-properties fo:font-style="italic" officeooo:paragraph-rsid="0010ab13" style:font-style-asian="italic" style:font-style-complex="italic"/>
    </style:style>
    <style:style style:name="P12" style:family="paragraph" style:parent-style-name="Standard">
      <style:text-properties officeooo:paragraph-rsid="0010ab13"/>
    </style:style>
    <style:style style:name="P13" style:family="paragraph" style:parent-style-name="Text_20_body">
      <style:paragraph-properties fo:margin-top="0cm" fo:margin-bottom="0cm" style:contextual-spacing="false"/>
      <style:text-properties style:font-name="Courier New"/>
    </style:style>
    <style:style style:name="P14" style:family="paragraph" style:parent-style-name="Text_20_body">
      <style:paragraph-properties fo:margin-top="0cm" fo:margin-bottom="0cm" style:contextual-spacing="false"/>
      <style:text-properties style:font-name="Courier New" officeooo:paragraph-rsid="0010ab13"/>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10ab13"/>
    </style:style>
    <style:style style:name="T1" style:family="text">
      <style:text-properties officeooo:rsid="000e3002"/>
    </style:style>
    <style:style style:name="T2" style:family="text">
      <style:text-properties officeooo:rsid="000f3387"/>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Einfache Automaten selber programmieren: Kasse</text:h>
      <text:p text:style-name="Standard">Für kleine Geschäfte soll eine einfache Kasse programmiert werden. Die Kasse funktioniert folgendermaßen: Sobald die Kasse in Betrieb genommen wird, meldet sie sich mit <text:span text:style-name="T3">Die Kasse ist betriebsbereit</text:span> . Der Verkäufer kann dann die Beträge für die einzelnen Artikel eingeben; die einzelnen Beträge werden ausgegeben. Wenn alle Beträge eines Kunden eingegeben sind, kann der Verkäufer die Summe des Einkaufs berechnen und ausgeben lassen. Dabei wird auch die Mehrwertsteuer berechnet und ausgegeben.</text:p>
      <text:p text:style-name="Standard">Die Kasse merkt sich auch die Gesamtsumme aller Einkäufe. Abends kann der Verkäufer die Kasse leeren. Dabei kann er die Gesamtsumme aller Einkäufe ausgeben lassen und die Gesamtsumme wird wieder auf 0 gesetzt.</text:p>
      <text:p text:style-name="Standard"/>
      <text:p text:style-name="Standard">Für einen Tag mit zwei Einkäufen soll die Ausgabe hinterher so aussehen:</text:p>
      <text:p text:style-name="Standard"/>
      <text:p text:style-name="P13">Die Kasse ist betriebsbereit</text:p>
      <text:p text:style-name="P13"/>
      <text:p text:style-name="P13">Artikel: 3.5</text:p>
      <text:p text:style-name="P13">Artikel: 2.5</text:p>
      <text:p text:style-name="P13"/>
      <text:p text:style-name="P13">*** Summe: 6.0</text:p>
      <text:p text:style-name="P13">*** MwSt.: 1.14</text:p>
      <text:p text:style-name="P13"/>
      <text:p text:style-name="P13">Artikel: 1.5</text:p>
      <text:p text:style-name="P13">Artikel: 1.5</text:p>
      <text:p text:style-name="P13">Artikel: 1.0</text:p>
      <text:p text:style-name="P13">Artikel: 9.5</text:p>
      <text:p text:style-name="P13"/>
      <text:p text:style-name="P13">*** Summe: 13.5</text:p>
      <text:p text:style-name="P13">*** MwSt.: 2.57</text:p>
      <text:p text:style-name="P13"/>
      <text:p text:style-name="P13">*** Kasse wird geleert!</text:p>
      <text:p text:style-name="P13">*** Gesamteinnahmen: 19.5</text:p>
      <text:p text:style-name="P13"/>
      <text:p text:style-name="Standard"><text:span text:style-name="T4">Aufgaben:</text:span> </text:p>
      <text:p text:style-name="P2"/>
      <text:p text:style-name="P4">a) Welche Attribute braucht die Klasse <text:span text:style-name="T3">Kasse.java</text:span>?<text:line-break/></text:p>
      <text:p text:style-name="P4">b) Welche Methoden mit welchen Parametern braucht die Klasse <text:span text:style-name="T3">Kasse.java</text:span>?</text:p>
      <text:p text:style-name="P6"/>
      <text:p text:style-name="P6">c) Zeichne ein Klassendiagramm für die Klasse <text:span text:style-name="T3">Kasse.java</text:span>. <text:line-break/><text:span text:style-name="T5"> <text:s text:c="3"/>Klassendiagramme werden erläutert unter: <text:line-break/> <text:s text:c="3"/></text:span><text:a xlink:type="simple" xlink:href="http://sibi-leo.de/wiki/index.php?title=Klassendiagramm" text:style-name="Internet_20_link" text:visited-style-name="Visited_20_Internet_20_Link"><text:span text:style-name="T5">http://sibiwiki.de/wiki/index.php?title=Klassendiagramm</text:span></text:a><text:span text:style-name="T5"> </text:span></text:p>
      <text:p text:style-name="P8"/>
      <text:p text:style-name="P6">d) Programmiere die Klasse <text:span text:style-name="T3">Kasse.java.</text:span> <text:line-break/></text:p>
      <text:p text:style-name="P6">e) Die Kasse soll jetzt so erweitert werden, dass direkt mehrere Artikel von einer <text:line-break/> <text:s text:c="3"/>Sorte eingebucht werden können. </text:p>
      <text:p text:style-name="P10"/>
      <text:h text:style-name="P16" text:outline-level="2">Einfache Automaten selber programmieren: Kasse</text:h>
      <text:p text:style-name="P12">Für kleine Geschäfte soll eine einfache Kasse programmiert werden. Die Kasse funktioniert folgendermaßen: Sobald die Kasse in Betrieb genommen wird, meldet sie sich mit <text:span text:style-name="T3">Die Kasse ist betriebsbereit</text:span> . Der Verkäufer kann dann die Beträge für die einzelnen Artikel eingeben; die einzelnen Beträge werden ausgegeben. Wenn alle Beträge eines Kunden eingegeben sind, kann der Verkäufer die Summe des Einkaufs berechnen und ausgeben lassen. Dabei wird auch die Mehrwertsteuer berechnet und ausgegeben.</text:p>
      <text:p text:style-name="P12">Die Kasse merkt sich auch die Gesamtsumme aller Einkäufe. Abends kann der Verkäufer die Kasse leeren. Dabei kann er die Gesamtsumme aller Einkäufe ausgeben lassen und die Gesamtsumme wird wieder auf 0 gesetzt.</text:p>
      <text:p text:style-name="P12"/>
      <text:p text:style-name="P12">Für einen Tag mit zwei Einkäufen soll die Ausgabe hinterher so aussehen:</text:p>
      <text:p text:style-name="P12"/>
      <text:p text:style-name="P14">Die Kasse ist betriebsbereit</text:p>
      <text:p text:style-name="P14"/>
      <text:p text:style-name="P14">Artikel: 3.5</text:p>
      <text:p text:style-name="P14">Artikel: 2.5</text:p>
      <text:p text:style-name="P14"/>
      <text:p text:style-name="P14">*** Summe: 6.0</text:p>
      <text:p text:style-name="P14">*** MwSt.: 1.14</text:p>
      <text:p text:style-name="P14"/>
      <text:p text:style-name="P14">Artikel: 1.5</text:p>
      <text:p text:style-name="P14">Artikel: 1.5</text:p>
      <text:p text:style-name="P14">Artikel: 1.0</text:p>
      <text:p text:style-name="P14">Artikel: 9.5</text:p>
      <text:p text:style-name="P14"/>
      <text:p text:style-name="P14">*** Summe: 13.5</text:p>
      <text:p text:style-name="P14">*** MwSt.: 2.57</text:p>
      <text:p text:style-name="P14"/>
      <text:p text:style-name="P14">*** Kasse wird geleert!</text:p>
      <text:p text:style-name="P14">*** Gesamteinnahmen: 19.5</text:p>
      <text:p text:style-name="P14"/>
      <text:p text:style-name="P12"><text:span text:style-name="T4">Aufgaben:</text:span> </text:p>
      <text:p text:style-name="P3"/>
      <text:p text:style-name="P5">a) Welche Attribute braucht die Klasse <text:span text:style-name="T3">Kasse.java</text:span>?<text:line-break/></text:p>
      <text:p text:style-name="P5">b) Welche Methoden mit welchen Parametern braucht die Klasse <text:span text:style-name="T3">Kasse.java</text:span>?</text:p>
      <text:p text:style-name="P7"/>
      <text:p text:style-name="P7">c) Zeichne ein Klassendiagramm für die Klasse <text:span text:style-name="T3">Kasse.java</text:span>. <text:line-break/><text:span text:style-name="T5"> <text:s text:c="3"/>Klassendiagramme werden erläutert unter: <text:line-break/> <text:s text:c="3"/></text:span><text:a xlink:type="simple" xlink:href="http://sibi-leo.de/wiki/index.php?title=Klassendiagramm" text:style-name="Internet_20_link" text:visited-style-name="Visited_20_Internet_20_Link"><text:span text:style-name="T5">http://sibiwiki.de/wiki/index.php?title=Klassendiagramm</text:span></text:a><text:span text:style-name="T5"> </text:span></text:p>
      <text:p text:style-name="P9"/>
      <text:p text:style-name="P7">d) Programmiere die Klasse <text:span text:style-name="T3">Kasse.java.</text:span> <text:line-break/></text:p>
      <text:p text:style-name="P7">e) Die Kasse soll jetzt so erweitert werden, dass direkt mehrere Artikel von einer <text:line-break/> <text:s text:c="3"/>Sorte eingebucht werden können. </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atik Q1<text:tab/>Wiederholung: Klasse, Attribute, Methoden<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7M7S</meta:editing-duration>
    <meta:editing-cycles>17</meta:editing-cycles>
    <meta:generator>LibreOffice/7.1.5.2$Windows_X86_64 LibreOffice_project/85f04e9f809797b8199d13c421bd8a2b025d52b5</meta:generator>
    <dc:date>2025-08-19T16:23:42.042000000</dc:date>
    <meta:print-date>2014-08-18T18:04:53.58</meta:print-date>
    <meta:document-statistic meta:table-count="0" meta:image-count="0" meta:object-count="0" meta:page-count="2" meta:paragraph-count="47" meta:word-count="426" meta:character-count="3028" meta:non-whitespace-character-count="2606"/>
    <meta:user-defined meta:name="Info 1"/>
    <meta:user-defined meta:name="Info 2"/>
    <meta:user-defined meta:name="Info 3"/>
    <meta:user-defined meta:name="Info 4"/>
  </office:meta>
</office:document-meta>
</file>